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Mono" svg:font-family="'DM Mono', monospace"/>
    <style:font-face style:name="F" svg:font-family=""/>
    <style:font-face style:name="Google Sans" svg:font-family="'Google Sans', 'Helvetica Neue', sans-serif"/>
    <style:font-face style:name="Google Sans Text" svg:font-family="'Google Sans Text', 'Helvetica Neue', sans-serif"/>
    <style:font-face style:name="Google Symbols" svg:font-family="'Google Symbol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Waree" svg:font-family="Waree" style:font-pitch="variable"/>
  </office:font-face-decls>
  <office:automatic-styles>
    <style:style style:name="P1" style:family="paragraph" style:parent-style-name="Text_20_body">
      <style:text-properties officeooo:rsid="00159de8" officeooo:paragraph-rsid="00159de8"/>
    </style:style>
    <style:style style:name="P2" style:family="paragraph" style:parent-style-name="Text_20_body">
      <style:paragraph-properties fo:text-align="center" style:justify-single-word="false"/>
      <style:text-properties officeooo:rsid="00159de8" officeooo:paragraph-rsid="00159de8"/>
    </style:style>
    <style:style style:name="P3" style:family="paragraph" style:parent-style-name="Text_20_body">
      <style:paragraph-properties fo:text-align="end" style:justify-single-word="false"/>
      <style:text-properties officeooo:rsid="00159de8" officeooo:paragraph-rsid="00159de8"/>
    </style:style>
    <style:style style:name="P4" style:family="paragraph" style:parent-style-name="Text_20_body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159de8" officeooo:paragraph-rsid="00159de8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159de8" officeooo:paragraph-rsid="00159de8" style:font-size-asian="14pt" style:font-weight-asian="bold" style:font-size-complex="14pt" style:font-weight-complex="bold"/>
    </style:style>
    <style:style style:name="P7" style:family="paragraph" style:parent-style-name="Heading_20_2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8" style:family="paragraph" style:parent-style-name="Heading_20_3" style:list-style-name="L1">
      <style:paragraph-properties fo:margin-top="0cm" fo:margin-bottom="0.3cm" style:contextual-spacing="false"/>
      <style:text-properties style:font-name="Liberation Serif" fo:font-size="14pt" fo:font-weight="normal" officeooo:paragraph-rsid="001970e9" style:font-size-asian="14pt" style:font-weight-asian="normal" style:font-size-complex="14pt" style:font-weight-complex="normal"/>
    </style:style>
    <style:style style:name="P9" style:family="paragraph" style:parent-style-name="Heading_20_3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0" style:family="paragraph" style:parent-style-name="Heading_20_3">
      <loext:graphic-properties draw:fill="none"/>
      <style:paragraph-properties fo:margin-left="0cm" fo:margin-right="0cm" fo:margin-top="0.049cm" fo:margin-bottom="0.61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8pt" style:font-size-asian="18pt" style:font-size-complex="18pt"/>
    </style:style>
    <style:style style:name="P11" style:family="paragraph" style:parent-style-name="Heading_20_3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8pt" officeooo:paragraph-rsid="001a4d78" style:font-size-asian="18pt" style:font-size-complex="18pt"/>
    </style:style>
    <style:style style:name="P12" style:family="paragraph" style:parent-style-name="Heading_20_3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/>
      <style:text-properties style:font-name="Liberation Serif" fo:font-size="18pt" style:font-size-asian="18pt" style:font-size-complex="18pt"/>
    </style:style>
    <style:style style:name="P13" style:family="paragraph" style:parent-style-name="Heading_20_3">
      <style:paragraph-properties fo:margin-top="0.25cm" fo:margin-bottom="0.711cm" style:contextual-spacing="false" fo:text-align="center" style:justify-single-word="false"/>
      <style:text-properties fo:font-size="16pt" officeooo:paragraph-rsid="001970e9" style:font-size-asian="16pt" style:font-size-complex="16pt"/>
    </style:style>
    <style:style style:name="P14" style:family="paragraph" style:parent-style-name="Heading_20_3">
      <style:paragraph-properties fo:margin-top="0.15cm" fo:margin-bottom="0.61cm" style:contextual-spacing="false" fo:text-align="center" style:justify-single-word="false"/>
      <style:text-properties fo:font-size="18pt" style:font-size-asian="18pt" style:font-size-complex="18pt"/>
    </style:style>
    <style:style style:name="P15" style:family="paragraph" style:parent-style-name="Heading_20_4">
      <loext:graphic-properties draw:fill="none"/>
      <style:paragraph-properties fo:margin-left="0cm" fo:margin-right="0cm" fo:margin-top="0.109cm" fo:margin-bottom="0.31cm" style:contextual-spacing="false" fo:line-height="150%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6" style:family="paragraph" style:parent-style-name="Heading_20_4">
      <loext:graphic-properties draw:fill="none"/>
      <style:paragraph-properties fo:margin-left="0cm" fo:margin-right="0cm" fo:margin-top="0.21cm" fo:margin-bottom="0.31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erif" fo:font-size="14pt" officeooo:rsid="00159de8" officeooo:paragraph-rsid="00159de8" style:font-size-asian="14pt" style:font-size-complex="14pt"/>
    </style:style>
    <style:style style:name="P20" style:family="paragraph" style:parent-style-name="Text_20_body">
      <style:paragraph-properties fo:margin-top="0cm" fo:margin-bottom="0.15cm" style:contextual-spacing="false" fo:text-align="center" style:justify-single-word="false"/>
      <style:text-properties fo:font-size="12pt" fo:font-weight="normal" officeooo:rsid="00159de8" officeooo:paragraph-rsid="00159de8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.3cm" style:contextual-spacing="false"/>
      <style:text-properties officeooo:paragraph-rsid="001acd41"/>
    </style:style>
    <style:style style:name="P22" style:family="paragraph" style:parent-style-name="Text_20_body" style:list-style-name="L1">
      <style:paragraph-properties fo:margin-top="0cm" fo:margin-bottom="0.3cm" style:contextual-spacing="false"/>
      <style:text-properties style:font-name="Liberation Serif" fo:font-size="14pt" officeooo:paragraph-rsid="001970e9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.3cm" style:contextual-spacing="false"/>
      <style:text-properties style:font-name="Liberation Serif" fo:font-size="14pt" style:font-size-asian="14pt" style:font-size-complex="14pt"/>
    </style:style>
    <style:style style:name="P24" style:family="paragraph" style:parent-style-name="Text_20_body" style:list-style-name="L23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25" style:family="paragraph" style:parent-style-name="Text_20_body" style:list-style-name="L23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26" style:family="paragraph" style:parent-style-name="Text_20_body" style:list-style-name="L23">
      <loext:graphic-properties draw:fill="none"/>
      <style:paragraph-properties fo:margin-left="1.9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27" style:family="paragraph" style:parent-style-name="Text_20_body" style:list-style-name="L22" style:master-page-name="">
      <loext:graphic-properties draw:fill="none"/>
      <style:paragraph-properties fo:margin-left="2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28" style:family="paragraph" style:parent-style-name="Text_20_body" style:list-style-name="L22">
      <loext:graphic-properties draw:fill="none"/>
      <style:paragraph-properties fo:margin-left="2cm" fo:margin-right="0cm" fo:margin-top="0cm" fo:margin-bottom="0.247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29" style:family="paragraph" style:parent-style-name="Text_20_body" style:list-style-name="L22">
      <loext:graphic-properties draw:fill="none"/>
      <style:paragraph-properties fo:margin-left="2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30" style:family="paragraph" style:parent-style-name="Text_20_body" style:list-style-name="L21" style:master-page-name="">
      <loext:graphic-properties draw:fill="none"/>
      <style:paragraph-properties fo:margin-left="2cm" fo:margin-right="0cm" fo:margin-top="0cm" fo:margin-bottom="0.15cm" style:contextual-spacing="false" fo:line-height="115%" fo:text-align="justify" style:justify-single-word="false" fo:text-indent="-0.6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31" style:family="paragraph" style:parent-style-name="Text_20_body" style:list-style-name="L21">
      <loext:graphic-properties draw:fill="none"/>
      <style:paragraph-properties fo:margin-left="2cm" fo:margin-right="0cm" fo:margin-top="0cm" fo:margin-bottom="0.1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32" style:family="paragraph" style:parent-style-name="Text_20_body" style:list-style-name="L21">
      <loext:graphic-properties draw:fill="none"/>
      <style:paragraph-properties fo:margin-left="2cm" fo:margin-right="0cm" fo:margin-top="0cm" fo:margin-bottom="0.45cm" style:contextual-spacing="false" fo:line-height="115%" fo:text-align="justify" style:justify-single-word="false" fo:text-indent="-0.6cm" style:auto-text-indent="false" fo:background-color="transparent"/>
      <style:text-properties style:font-name="Liberation Serif" fo:font-size="14pt" style:font-size-asian="14pt" style:font-size-complex="14pt"/>
    </style:style>
    <style:style style:name="P33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Liberation Serif" fo:font-size="14pt" style:font-size-asian="14pt" style:font-size-complex="14pt"/>
    </style:style>
    <style:style style:name="P34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style:font-size-asian="14pt" style:font-size-complex="14pt"/>
    </style:style>
    <style:style style:name="P35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970e9" style:font-size-asian="14pt" style:font-size-complex="14pt"/>
    </style:style>
    <style:style style:name="P36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officeooo:paragraph-rsid="001bff68" style:font-size-asian="14pt" style:font-size-complex="14pt"/>
    </style:style>
    <style:style style:name="P37" style:family="paragraph" style:parent-style-name="Text_20_body" style:list-style-name="L26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  <style:text-properties style:font-name="Liberation Serif" fo:font-size="14pt" style:font-size-asian="14pt" style:font-size-complex="14pt"/>
    </style:style>
    <style:style style:name="P38" style:family="paragraph" style:parent-style-name="Text_20_body" style:list-style-name="L26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/>
      <style:text-properties style:font-name="Liberation Serif" fo:font-size="14pt" style:font-size-asian="14pt" style:font-size-complex="14pt"/>
    </style:style>
    <style:style style:name="P39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Liberation Serif" fo:font-size="14pt" style:font-size-asian="14pt" style:font-size-complex="14pt"/>
    </style:style>
    <style:style style:name="P40" style:family="paragraph" style:parent-style-name="Text_20_body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Liberation Serif" fo:font-size="14pt" officeooo:paragraph-rsid="001970e9" style:font-size-asian="14pt" style:font-size-complex="14pt"/>
    </style:style>
    <style:style style:name="P41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3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style:font-name="Liberation Serif" fo:font-size="14pt" fo:font-weight="bold" officeooo:paragraph-rsid="001bff68" style:font-size-asian="14pt" style:font-weight-asian="bold" style:font-size-complex="14pt" style:font-weight-complex="bold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651cm" style:contextual-spacing="false" fo:line-height="115%" fo:text-align="justify" style:justify-single-word="false" fo:text-indent="1.3cm" style:auto-text-indent="false" fo:background-color="transparent"/>
      <style:text-properties style:font-name="Liberation Serif" fo:font-size="18pt" officeooo:paragraph-rsid="001970e9" style:font-size-asian="18pt" style:font-size-complex="18pt"/>
    </style:style>
    <style:style style:name="P45" style:family="paragraph" style:parent-style-name="Text_20_body">
      <style:text-properties fo:font-size="14pt" officeooo:rsid="00159de8" officeooo:paragraph-rsid="00159de8" style:font-size-asian="14pt" style:font-size-complex="14pt"/>
    </style:style>
    <style:style style:name="P46" style:family="paragraph" style:parent-style-name="Text_20_body">
      <style:paragraph-properties fo:text-align="end" style:justify-single-word="false"/>
      <style:text-properties fo:font-size="14pt" officeooo:rsid="00159de8" officeooo:paragraph-rsid="00159de8" style:font-size-asian="14pt" style:font-size-complex="14pt"/>
    </style:style>
    <style:style style:name="P47" style:family="paragraph" style:parent-style-name="Text_20_body">
      <style:paragraph-properties fo:text-align="end" style:justify-single-word="false"/>
      <style:text-properties fo:font-size="14pt" officeooo:rsid="00159de8" officeooo:paragraph-rsid="0015dd3b" style:font-size-asian="14pt" style:font-size-complex="14pt"/>
    </style:style>
    <style:style style:name="P48" style:family="paragraph" style:parent-style-name="Text_20_body">
      <style:paragraph-properties fo:text-align="end" style:justify-single-word="false"/>
      <style:text-properties fo:font-size="14pt" officeooo:rsid="0015dd3b" officeooo:paragraph-rsid="0015dd3b" style:font-size-asian="14pt" style:font-size-complex="14pt"/>
    </style:style>
    <style:style style:name="P49" style:family="paragraph" style:parent-style-name="Text_20_body">
      <style:text-properties officeooo:rsid="00159de8" officeooo:paragraph-rsid="00159de8"/>
    </style:style>
    <style:style style:name="P50" style:family="paragraph" style:parent-style-name="Text_20_body">
      <style:paragraph-properties fo:text-align="center" style:justify-single-word="false"/>
      <style:text-properties officeooo:rsid="00159de8" officeooo:paragraph-rsid="00159de8"/>
    </style:style>
    <style:style style:name="P51" style:family="paragraph" style:parent-style-name="Text_20_body">
      <style:paragraph-properties fo:margin-top="0cm" fo:margin-bottom="0.3cm" style:contextual-spacing="false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53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50%" fo:text-align="justify" style:justify-single-word="false" fo:text-indent="1.3cm" style:auto-text-indent="false" fo:background-color="transparent"/>
    </style:style>
    <style:style style:name="P54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55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56" style:family="paragraph" style:parent-style-name="Text_20_body">
      <loext:graphic-properties draw:fill="none"/>
      <style:paragraph-properties fo:margin-left="0cm" fo:margin-right="0cm" fo:margin-top="0.199cm" fo:margin-bottom="0.25cm" style:contextual-spacing="false" fo:line-height="150%" fo:text-align="justify" style:justify-single-word="false" fo:text-indent="1.3cm" style:auto-text-indent="false" fo:background-color="transparent"/>
      <style:text-properties officeooo:paragraph-rsid="001a4d78"/>
    </style:style>
    <style:style style:name="P57" style:family="paragraph" style:parent-style-name="Text_20_body" style:list-style-name="L26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/>
    </style:style>
    <style:style style:name="T1" style:family="text">
      <style:text-properties fo:font-style="italic"/>
    </style:style>
    <style:style style:name="T2" style:family="text">
      <style:text-properties officeooo:rsid="0015dd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70e9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a4d78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1acd41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1a4d78" style:font-size-asian="14pt" style:font-size-complex="14pt"/>
    </style:style>
    <style:style style:name="T11" style:family="text">
      <style:text-properties style:font-name="Liberation Serif" fo:font-size="14pt" officeooo:rsid="001bff68" style:font-size-asian="14pt" style:font-size-complex="14pt"/>
    </style:style>
    <style:style style:name="T1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3pt" style:font-size-asian="13pt" style:font-size-complex="13pt"/>
    </style:style>
    <style:style style:name="T14" style:family="text">
      <style:text-properties style:font-name="Liberation Serif" fo:font-size="26pt" style:font-size-asian="26pt" style:font-size-complex="26pt"/>
    </style:style>
    <style:style style:name="T15" style:family="text">
      <style:text-properties officeooo:rsid="001970e9"/>
    </style:style>
    <style:style style:name="T16" style:family="text">
      <style:text-properties officeooo:rsid="001a4d78"/>
    </style:style>
    <style:style style:name="T17" style:family="text">
      <style:text-properties officeooo:rsid="001acd41"/>
    </style:style>
    <style:style style:name="T18" style:family="text">
      <style:text-properties style:font-name="F" fo:font-size="14pt" style:font-size-asian="14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1bff68"/>
    </style:style>
    <style:style style:name="T21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Федеральное государственное автономное образовательное учреждение</text:h>
      <text:p text:style-name="P4">высшего образования</text:p>
      <text:p text:style-name="P4">«Пермский национальный исследовательский</text:p>
      <text:p text:style-name="P4">политехнический университет»</text:p>
      <text:p text:style-name="P4">(ПНИПУ)</text:p>
      <text:p text:style-name="P2">Электротехнический факультет <text:s/></text:p>
      <text:p text:style-name="P2">Кафедра: Информационные технологии и автоматизированные системы <text:s/></text:p>
      <text:p text:style-name="P2">Специальность: Программная инженерия</text:p>
      <text:p text:style-name="P1"/>
      <text:p text:style-name="P1"/>
      <text:p text:style-name="P1"/>
      <text:p text:style-name="P1"/>
      <text:p text:style-name="P6">ОТЧЕТ</text:p>
      <text:p text:style-name="P5">по учебной практике</text:p>
      <text:p text:style-name="P1"/>
      <text:p text:style-name="P45"/>
      <text:p text:style-name="P45"/>
      <text:p text:style-name="P45"/>
      <text:p text:style-name="P46">Выполнил студент гр.</text:p>
      <text:p text:style-name="P46">РИС-2<text:span text:style-name="T2">3</text:span>-1б </text:p>
      <text:p text:style-name="P48">Гордеев В. А.</text:p>
      <text:p text:style-name="P46"/>
      <text:p text:style-name="P46"><text:s text:c="7"/>Проверил:</text:p>
      <text:p text:style-name="P47">Доцент кафедры ИТАС </text:p>
      <text:p text:style-name="P47">Петренко А. А.</text:p>
      <text:p text:style-name="P46"/>
      <text:p text:style-name="P3"/>
      <text:p text:style-name="P1"/>
      <text:p text:style-name="P1"/>
      <text:p text:style-name="P1"/>
      <text:p text:style-name="P2">Пермь <text:s/>2023</text:p>
      <text:h text:style-name="P13" text:outline-level="3"><text:soft-page-break/>Содержание</text:h>
      <text:list xml:id="list1804495258" text:style-name="L1">
        <text:list-header>
          <text:p text:style-name="P22">Введение</text:p>
          <text:p text:style-name="P22"><text:span text:style-name="T15">Раздел 1. </text:span>Обзор библиотеки Pygame и принципов объектно-ориентированного программирования</text:p>
          <text:p text:style-name="P22"><text:span text:style-name="T15">1</text:span>.1 Библиотека Pygame: инструмент для разработки игр</text:p>
          <text:p text:style-name="P22"><text:span text:style-name="T15">1</text:span>.2 Парадигмы ООП: структурирование игровой логики</text:p>
          <text:p text:style-name="P22"><text:span text:style-name="T15">1.3 </text:span>Выводы по разделу</text:p>
          <text:p text:style-name="P23"><text:span text:style-name="T15">Раздел 2. </text:span>Разработка RPG игры на Pygame</text:p>
          <text:p text:style-name="P23">2.1 Игровой движок и основные элементы</text:p>
          <text:p text:style-name="P23">2.2 Игрок и управление</text:p>
          <text:p text:style-name="P23">2.3 Враги и атака</text:p>
          <text:p text:style-name="P23">2.4 Снаряды</text:p>
          <text:p text:style-name="P23">2.5 Сундуки и экипировка</text:p>
          <text:p text:style-name="P22">2.6 Навыки на снаряжении</text:p>
          <text:p text:style-name="P22"><text:span text:style-name="T15">2.7 </text:span>Выводы по разделу 3</text:p>
          <text:h text:style-name="P8" text:outline-level="3"><text:span text:style-name="T17">Раздел 3. </text:span>Реализация игровой механики и алгоритмов</text:h>
          <text:p text:style-name="P21"><text:span text:style-name="Strong_20_Emphasis"><text:span text:style-name="T7">3.</text:span></text:span><text:span text:style-name="Strong_20_Emphasis"><text:span text:style-name="T6">1 Алгоритм перехода на новый уровень:</text:span></text:span></text:p>
          <text:p text:style-name="P21"><text:span text:style-name="Strong_20_Emphasis"><text:span text:style-name="T7">3.</text:span></text:span><text:span text:style-name="Strong_20_Emphasis"><text:span text:style-name="T6">2 Алгоритм автоматической стрельбы</text:span></text:span></text:p>
          <text:p text:style-name="P21"><text:span text:style-name="Strong_20_Emphasis"><text:span text:style-name="T7">3</text:span></text:span><text:span text:style-name="Strong_20_Emphasis"><text:span text:style-name="T6">.3 Алгоритм столкновений</text:span></text:span></text:p>
          <text:p text:style-name="P21"><text:span text:style-name="Source_20_Text"><text:span text:style-name="T8">3</text:span></text:span><text:span text:style-name="Strong_20_Emphasis"><text:span text:style-name="T7">.</text:span></text:span><text:span text:style-name="Strong_20_Emphasis"><text:span text:style-name="T6">4 Алгоритм применения навыков</text:span></text:span></text:p>
          <text:p text:style-name="P21"><text:span text:style-name="Strong_20_Emphasis"><text:span text:style-name="T7">3.</text:span></text:span><text:span text:style-name="Strong_20_Emphasis"><text:span text:style-name="T6">5 Алгоритм проверки видимости врагов</text:span></text:span></text:p>
          <text:p text:style-name="P21"><text:span text:style-name="Source_20_Text"><text:span text:style-name="T7">3</text:span></text:span><text:span text:style-name="Strong_20_Emphasis"><text:span text:style-name="T7">.6 </text:span></text:span><text:span text:style-name="Strong_20_Emphasis"><text:span text:style-name="T6">Вывод </text:span></text:span><text:span text:style-name="Strong_20_Emphasis"><text:span text:style-name="T7">по разделу</text:span></text:span></text:p>
          <text:p text:style-name="P23">Заключение</text:p>
          <text:p text:style-name="P23">Список использованных источников</text:p>
        </text:list-header>
      </text:list>
      <text:p text:style-name="P51"/>
      <text:h text:style-name="P14" text:outline-level="3"><text:soft-page-break/>Введение</text:h>
      <text:p text:style-name="P33">Настоящая практическая работа посвящена исследованию возможностей библиотеки Pygame для разработки игр, а также практическому применению принципов объектно-ориентированного программирования (ООП) в контексте создания игровой логики. В ходе работы был разработан прототип ролевой игры (RPG) с простейшей графикой, демонстрирующий взаимодействие игровых сущностей и применение алгоритма сортировки слиянием для решения специфической игровой задачи.</text:p>
      <text:p text:style-name="P35">Актуальность выбранной темы обусловлена возрастающей популярностью игровой индустрии и, как следствие, высоким спросом на специалистов, обладающих навыками разработки игр. Изучение библиотеки Pygame, являющейся одним из наиболее доступных и популярных инструментов для создания игр, позволяет получить базовые знания и навыки, необходимые для дальнейшего профессионального развития в этой сфере.</text:p>
      <text:p text:style-name="P35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0"><text:span text:style-name="T4"/></text:p>
      <text:p text:style-name="P44"><text:soft-page-break/><text:span text:style-name="T4">Раздел 1. </text:span><text:span text:style-name="T3">Обзор библиотеки Pygame и принципов объектно-ориентированного программирования</text:span></text:p>
      <text:h text:style-name="P15" text:outline-level="4"><text:span text:style-name="T16">1</text:span>.1 Библиотека Pygame: инструмент для разработки игр</text:h>
      <text:p text:style-name="P34">Pygame – это кроссплатформенная библиотека Python, предоставляющая разработчикам богатый набор инструментов для создания 2D игр. Она включает в себя функции для работы с графикой, звуком, вводом, таймерами и другими аспектами игровой разработки. Простота использования и широкие функциональные возможности Pygame делают ее идеальным инструментом для начинающих разработчиков игр, позволяя им сосредоточиться на освоении основных принципов игровой механики и логики.</text:p>
      <text:p text:style-name="P35">Основные элементы игрового движка:</text:p>
      <text:p text:style-name="P35">pygame.display: Управление окном игры, обработка событий.</text:p>
      <text:p text:style-name="P35">pygame.surface: Отрисовка графических элементов, таких как фон, персонажи, снаряды.</text:p>
      <text:p text:style-name="P35">pygame.sprite: Управление группами спрайтов (графических объектов).</text:p>
      <text:p text:style-name="P35">pygame.time: Управление временем, таймеры.</text:p>
      <text:p text:style-name="P35">pygame.font: Отрисовка текста.</text:p>
      <text:h text:style-name="P16" text:outline-level="4"><text:span text:style-name="T16">1</text:span>.2 Парадигмы ООП: структурирование игровой логики</text:h>
      <text:p text:style-name="P34">Объектно-ориентированное программирование (ООП) – это парадигма программирования, основанная на концепции "объектов", которые объединяют в себе данные (атрибуты) и методы (функции) для работы с этими данными. Применение ООП в разработке игр позволяет эффективно структурировать код, разбивая его на логически связанные модули, что упрощает разработку, отладку и поддержку игры. В контексте практической работы принципы ООП были использованы для создания классов, описывающих игровые сущности (игрок, враги, снаряды, сундуки, экипировка) и их взаимодействие.</text:p>
      <text:h text:style-name="P16" text:outline-level="4"><text:soft-page-break/><text:span text:style-name="T16">1.3 </text:span>Выводы по разделу </text:h>
      <text:p text:style-name="P34">Использование Pygame в сочетании с принципами ООП предоставляет разработчикам мощный и гибкий инструментарий для создания игр. Библиотека Pygame берет на себя рутинные задачи по работе с графикой, звуком и вводом, позволяя разработчикам сосредоточиться на реализации игровой логики. ООП, в свою очередь, помогает структурировать код и упростить его поддержку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0" text:outline-level="3"><text:soft-page-break/><text:span text:style-name="T16">Раздел 2.</text:span> Реализация игровой механики и алгоритмов</text:h>
      <text:p text:style-name="P41">2.<text:span text:style-name="T16">1</text:span> Игрок и управление</text:p>
      <text:p text:style-name="P34">Игрок представлен классом Player, который имеет следующие свойства:</text:p>
      <text:list xml:id="list2522586969" text:style-name="L21">
        <text:list-item>
          <text:p text:style-name="P30">health: Количество здоровья.</text:p>
        </text:list-item>
        <text:list-item>
          <text:p text:style-name="P31">experience: Количество опыта.</text:p>
        </text:list-item>
        <text:list-item>
          <text:p text:style-name="P31">level: Уровень игрока.</text:p>
        </text:list-item>
        <text:list-item>
          <text:p text:style-name="P31">damage: Урон от атаки.</text:p>
        </text:list-item>
        <text:list-item>
          <text:p text:style-name="P31">speed: Скорость движения.</text:p>
        </text:list-item>
        <text:list-item>
          <text:p text:style-name="P31">armor: Защита от урона.</text:p>
        </text:list-item>
        <text:list-item>
          <text:p text:style-name="P31">gold: Количество золота.</text:p>
        </text:list-item>
        <text:list-item>
          <text:p text:style-name="P31">vampirism: Навык "Вампиризм".</text:p>
        </text:list-item>
        <text:list-item>
          <text:p text:style-name="P31">fury: Навык "Ярость".</text:p>
        </text:list-item>
        <text:list-item>
          <text:p text:style-name="P31">regeneration: Навык "Регенерация".</text:p>
        </text:list-item>
        <text:list-item>
          <text:p text:style-name="P31">luck: Навык "Удача".</text:p>
        </text:list-item>
        <text:list-item>
          <text:p text:style-name="P32">equipment: Список предметов экипировки.</text:p>
        </text:list-item>
      </text:list>
      <text:p text:style-name="P34">Игрок может двигаться вверх, вниз, влево и вправо с помощью клавиш со стрелками. Стрелять снарядами можно с помощью пробела. Автоматическая стрельба включается после 5 секунд бездействия и отключается при ручном выстреле.</text:p>
      <text:p text:style-name="P42">2.<text:span text:style-name="T16">2</text:span> Враги и атака</text:p>
      <text:p text:style-name="P34">Враги представлены классом Enemy, который имеет следующие свойства:</text:p>
      <text:list xml:id="list2691857875" text:style-name="L22">
        <text:list-item>
          <text:p text:style-name="P27">health: Количество здоровья.</text:p>
        </text:list-item>
        <text:list-item>
          <text:p text:style-name="P28">damage: Урон от атаки.</text:p>
        </text:list-item>
        <text:list-item>
          <text:p text:style-name="P28">attack_cooldown: Время перезарядки между атаками.</text:p>
        </text:list-item>
        <text:list-item>
          <text:p text:style-name="P29">attack_distance: Расстояние, на котором враг начинает атаку.</text:p>
        </text:list-item>
      </text:list>
      <text:p text:style-name="P34">Враги двигаются в сторону игрока и атакуют его снарядами.</text:p>
      <text:p text:style-name="P34"/>
      <text:p text:style-name="P42"><text:soft-page-break/>2.<text:span text:style-name="T16">3</text:span> Снаряды</text:p>
      <text:p text:style-name="P34">Снаряды представлены классом Projectile, который имеет следующие свойства:</text:p>
      <text:list xml:id="list4021780957" text:style-name="L23">
        <text:list-item>
          <text:p text:style-name="P24">direction: Направление движения.</text:p>
        </text:list-item>
        <text:list-item>
          <text:p text:style-name="P25">speed: Скорость движения.</text:p>
        </text:list-item>
        <text:list-item>
          <text:p text:style-name="P25">color: Цвет снаряда.</text:p>
        </text:list-item>
        <text:list-item>
          <text:p text:style-name="P26">shape: Форма снаряда (прямоугольник или овал).</text:p>
        </text:list-item>
      </text:list>
      <text:p text:style-name="P34">Снаряды движутся в направлении, указанном при создании, и уничтожаются, если достигают края экрана или сталкиваются с врагами или игроком.</text:p>
      <text:p text:style-name="P42">2.<text:span text:style-name="T16">4</text:span> Сундуки и экипировка</text:p>
      <text:p text:style-name="P34">Сундуки представлены классом Chest, который имеет следующие свойства:</text:p>
      <text:p text:style-name="P34">equipment: Предмет экипировки, который лежит в сундуке.</text:p>
      <text:p text:style-name="P34">При открытии сундука игрок получает предмет экипировки. Окно с экипировкой показывает информацию о предмете, его бонусах и навыках, и предлагает кнопки "Надеть", "Поменять" и "Продать". Окно с экипировкой закрывается при открытии другого сундука или при продаже предмета.</text:p>
      <text:p text:style-name="P42">2.<text:span text:style-name="T16">5</text:span> Навыки на снаряжении</text:p>
      <text:p text:style-name="P36">Каждый предмет экипировки может иметь до 3 навыков. Навыки делятся на два типа: постоянные (присутствуют на всех предметах данного типа) и случайные (выбираются из списка при создании предмета).<text:span text:style-name="T20">\</text:span></text:p>
      <text:p text:style-name="P43"><text:span text:style-name="T20">2</text:span><text:span text:style-name="T16">.6 </text:span>Выводы по разделу </text:p>
      <text:p text:style-name="P34">Реализация игровой механики с использованием ООП позволила создать четкую иерархию игровых сущностей, определить их поведение и взаимодействие. Применение алгоритма сортировки слиянием для <text:soft-page-break/>визуализации уровня здоровья демонстрирует возможность интеграции алгоритмов в игровую логику для решения специфических задач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1" text:outline-level="3"><text:soft-page-break/><text:span text:style-name="T16">Раздел 3. </text:span>Реализация игровой механики и алгоритмов</text:h>
      <text:p text:style-name="P52"><text:span text:style-name="Strong_20_Emphasis"><text:span text:style-name="T10">3.</text:span></text:span><text:span text:style-name="Strong_20_Emphasis"><text:span text:style-name="T9">1.Алгоритм перехода на новый уровень:</text:span></text:span></text:p>
      <text:p text:style-name="P17"><text:span text:style-name="Source_20_Text"><text:span text:style-name="T9">При <text:s/>достижении <text:s/>максимального <text:s/>уровня <text:s/>опыта <text:s/>для <text:s/>текущего <text:s/>уровня <text:s/>игрок <text:s/>переходит на <text:s/>новый <text:s/>уровень, <text:s/>и <text:s/>шкала <text:s/>опыта <text:s/>сбрасывается. <text:s/></text:span></text:span></text:p>
      <text:p text:style-name="P18"><text:span text:style-name="Source_20_Text"><text:span text:style-name="T9">При <text:s/>переходе <text:s/>на <text:s/>новый <text:s/>уровень <text:s/>увеличиваются <text:s/>некоторые <text:s/>характеристики <text:s/>игрока <text:s/>(например, <text:s/>урон, <text:s/>скорость, <text:s/>здоровье) <text:s/>и <text:s/>может <text:s/>появиться <text:s/>новый <text:s/>сундук <text:s/>с <text:s/>экипировкой. </text:span></text:span></text:p>
      <text:p text:style-name="P18"><text:span text:style-name="Source_20_Text"><text:span text:style-name="T9">Шкала <text:s/>опыта <text:s/>игрока <text:s/>заполняется <text:s/>по <text:s/>мере <text:s/>получения <text:s/>опыта.</text:span></text:span></text:p>
      <text:p text:style-name="P53"><text:span text:style-name="Strong_20_Emphasis"><text:span text:style-name="T10">3.</text:span></text:span><text:span text:style-name="Strong_20_Emphasis"><text:span text:style-name="T9">2. Алгоритм автоматической стрельбы</text:span></text:span></text:p>
      <text:p text:style-name="P18"><text:span text:style-name="T9"><text:s/></text:span><text:span text:style-name="Source_20_Text"><text:span text:style-name="T9">Если <text:s/>игрок <text:s/>не <text:s/>совершает <text:s/>никаких <text:s/>действий <text:s/>в <text:s/>течение <text:s/>5 <text:s/>секунд, <text:s/>он <text:s/>начинает <text:s/>автоматически <text:s/>стрелять <text:s/>в <text:s/>направлении <text:s/>ближайшего <text:s/>врага.</text:span></text:span></text:p>
      <text:p text:style-name="P18"><text:span text:style-name="Source_20_Text"><text:span text:style-name="T9">Автоматическая <text:s/>стрельба <text:s/>отключается <text:s/>при <text:s/>первом <text:s/>ручном <text:s/>выстреле <text:s/>(нажатие <text:s/>на <text:s/>пробел).</text:span></text:span></text:p>
      <text:p text:style-name="P18"><text:span text:style-name="Source_20_Text"><text:span text:style-name="T9">В <text:s/>игре <text:s/>отображается <text:s/>таймер, <text:s/>который <text:s/>отсчитывает <text:s/>время <text:s/>простоя.</text:span></text:span></text:p>
      <text:p text:style-name="P18"><text:span text:style-name="Source_20_Text"><text:span text:style-name="T9">Когда <text:s/>таймер <text:s/>достигает <text:s/>5 <text:s/>секунд, <text:s/>игрок <text:s/>начинает <text:s/>автоматически <text:s/>стрелять.</text:span></text:span></text:p>
      <text:p text:style-name="P53"><text:span text:style-name="Strong_20_Emphasis"><text:span text:style-name="T10">3</text:span></text:span><text:span text:style-name="Strong_20_Emphasis"><text:span text:style-name="T9">.3. Алгоритм столкновений</text:span></text:span></text:p>
      <text:p text:style-name="P18"><text:span text:style-name="Source_20_Text"><text:span text:style-name="T9">Проверяет <text:s/>столкновения <text:s/>снарядов <text:s/>с <text:s/>врагами <text:s/>и <text:s/>игроком.</text:span></text:span></text:p>
      <text:p text:style-name="P18"><text:span text:style-name="Source_20_Text"><text:span text:style-name="T9">При <text:s/>столкновении <text:s/>снаряда <text:s/>с <text:s/>врагом <text:s/>враг <text:s/>получает <text:s/>урон.</text:span></text:span></text:p>
      <text:p text:style-name="P18"><text:span text:style-name="Source_20_Text"><text:span text:style-name="T9">При <text:s/>столкновении <text:s/>снаряда <text:s/>с <text:s/>игроком <text:s/>игрок <text:s/>получает <text:s/>урон.</text:span></text:span></text:p>
      <text:p text:style-name="P18"><text:span text:style-name="Source_20_Text"><text:span text:style-name="T9">Снаряды <text:s/>и <text:s/>персонажи <text:s/>(враги <text:s/>и <text:s/>игрок) <text:s/>отображаются <text:s/>на <text:s/>экране.</text:span></text:span></text:p>
      <text:p text:style-name="P18"><text:span text:style-name="Source_20_Text"><text:span text:style-name="T9">При <text:s/>столкновении <text:s/>снаряды <text:s/>и <text:s/>персонажи <text:s/>исчезают <text:s/>или <text:s/>меняют <text:s/>свой <text:s/>внешний <text:s/>вид, чтобы <text:s/>визуально <text:s/>отразить <text:s/>столкновение.</text:span></text:span></text:p>
      <text:p text:style-name="P55"><text:span text:style-name="Strong_20_Emphasis"><text:span text:style-name="T10">3.</text:span></text:span><text:span text:style-name="Strong_20_Emphasis"><text:span text:style-name="T9">4. Алгоритм применения навыков</text:span></text:span></text:p>
      <text:p text:style-name="P17"><text:span text:style-name="Source_20_Text"><text:span text:style-name="T9">Каждый <text:s/>предмет <text:s/>экипировки <text:s/>может <text:s/>иметь <text:s/>до <text:s/>3 <text:s/>навыков.</text:span></text:span></text:p>
      <text:p text:style-name="P18"><text:soft-page-break/><text:span text:style-name="Source_20_Text"><text:span text:style-name="T9">Навыки <text:s/>активируются <text:s/>при <text:s/>экипировке <text:s/>предмета <text:s/>и <text:s/>увеличивают <text:s/>определенные <text:s/>характеристики <text:s/>игрока <text:s/>(например, <text:s/>урон, <text:s/>скорость, <text:s/>здоровье).</text:span></text:span></text:p>
      <text:p text:style-name="P18"><text:span text:style-name="Source_20_Text"><text:span text:style-name="T9">В <text:s/>окне <text:s/>с <text:s/>экипировкой <text:s/>отображаются <text:s/>навыки <text:s/>предмета.</text:span></text:span></text:p>
      <text:p text:style-name="P18"><text:span text:style-name="Source_20_Text"><text:span text:style-name="T9">При <text:s/>активации <text:s/>навыка <text:s/>можно <text:s/>отобразить <text:s/>визуальный <text:s/>эффект <text:s/>(например, <text:s/>изменение <text:s/>цвета <text:s/>персонажа <text:s/>или <text:s/>появление <text:s/>спецэффектов).</text:span></text:span></text:p>
      <text:p text:style-name="P53"><text:span text:style-name="Strong_20_Emphasis"><text:span text:style-name="T10">3.</text:span></text:span><text:span text:style-name="Strong_20_Emphasis"><text:span text:style-name="T9">5. Алгоритм проверки видимости врагов</text:span></text:span></text:p>
      <text:p text:style-name="P18"><text:span text:style-name="Source_20_Text"><text:span text:style-name="T9">Определяет, <text:s/>видит <text:s/>ли <text:s/>игрок <text:s/>врагов <text:s/>в <text:s/>своем <text:s/>поле <text:s/>зрения.</text:span></text:span></text:p>
      <text:p text:style-name="P18"><text:span text:style-name="Source_20_Text"><text:span text:style-name="T9">Используется <text:s/>для <text:s/>активации <text:s/>автоматической <text:s/>стрельбы <text:s/>и <text:s/>для <text:s/>определения <text:s/>того, <text:s/>как <text:s/>враги <text:s/>будут <text:s/>двигаться <text:s/>(например, <text:s/>двигаться <text:s/>в <text:s/>сторону <text:s/>игрока, <text:s/>только <text:s/>если <text:s/>они <text:s/>его <text:s/>видят).</text:span></text:span></text:p>
      <text:p text:style-name="P18"><text:span text:style-name="Source_20_Text"><text:span text:style-name="T9">В <text:s/>игре <text:s/>можно <text:s/>отобразить <text:s/>область <text:s/>видимости <text:s/>игрока <text:s/>(например, <text:s/>с помощью <text:s/>круга <text:s/>или <text:s/>квадрата).</text:span></text:span></text:p>
      <text:p text:style-name="P18"><text:span text:style-name="Source_20_Text"><text:span text:style-name="T9">Если <text:s/>враг <text:s/>находится <text:s/>в <text:s/>области <text:s/>видимости, <text:s/>то <text:s/>он <text:s/>может <text:s/>быть <text:s/>выделен <text:s/>на <text:s/>экране.</text:span></text:span></text:p>
      <text:p text:style-name="P56"><text:span text:style-name="Strong_20_Emphasis"><text:span text:style-name="T10">3.6. </text:span></text:span><text:span text:style-name="Strong_20_Emphasis"><text:span text:style-name="T9">Вывод </text:span></text:span><text:span text:style-name="Strong_20_Emphasis"><text:span text:style-name="T10">по разделу</text:span></text:span></text:p>
      <text:p text:style-name="P54"><text:span text:style-name="Strong_20_Emphasis"><text:span text:style-name="T6">Использование алгоритмов, описанных в этом разделе, является ключевым для создания реалистичного и занимательного геймплея в RPG игре. Визуализация этих алгоритмов помогает игрокам лучше понять механику игры и усиливает их взаимодействие с игровым миром.</text:span></text:span></text:p>
      <text:p text:style-name="P54"><text:span text:style-name="Strong_20_Emphasis"><text:span text:style-name="T6"/></text:span></text:p>
      <text:p text:style-name="P54"><text:span text:style-name="Strong_20_Emphasis"><text:span text:style-name="T6"/></text:span></text:p>
      <text:p text:style-name="P54"><text:span text:style-name="Strong_20_Emphasis"><text:span text:style-name="T6"/></text:span></text:p>
      <text:p text:style-name="P54"><text:span text:style-name="Strong_20_Emphasis"><text:span text:style-name="T6"/></text:span></text:p>
      <text:p text:style-name="P54"><text:span text:style-name="Strong_20_Emphasis"><text:span text:style-name="T6"/></text:span></text:p>
      <text:h text:style-name="P9" text:outline-level="3"><text:soft-page-break/><text:s/><text:span text:style-name="T21">Заключение</text:span></text:h>
      <text:p text:style-name="P34">В ходе практической работы были достигнуты поставленные цели: изучены основы работы с библиотекой Pygame, принципы ООП и работа с простейшей графикой. Разработанный прототип RPG игры демонстрирует полученные знания и навыки, а также возможность применения алгоритмов для решения игровых задач. Работа над проектом позволила получить ценный практический опыт в разработке игр, который может быть использован в дальнейшем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/>
      <text:h text:style-name="P12" text:outline-level="3"><text:soft-page-break/>Список использованных источников</text:h>
      <text:list xml:id="list1766243875" text:style-name="L26">
        <text:list-item>
          <text:p text:style-name="P38">Златопольский Д.М. <text:span text:style-name="T1">Pygame. Создание игр на Python</text:span>. – СПб.: БХВ-Петербург, 2021. – 336 с.</text:p>
        </text:list-item>
        <text:list-item>
          <text:p text:style-name="P37">Лутц М. <text:span text:style-name="T1">Изучаем Python</text:span>. – СПб.: Символ-Плюс, 2011. – 1280 с.</text:p>
        </text:list-item>
        <text:list-item>
          <text:p text:style-name="P37">Шпилевой А. <text:span text:style-name="T1">Программирование игр на Python и Pygame</text:span>. – М.: ДМК Пресс, 2017. – 304 с.</text:p>
        </text:list-item>
        <text:list-item>
          <text:p text:style-name="P57"><text:span text:style-name="Strong_20_Emphasis"><text:span text:style-name="T6">Официальный сайт библиотеки Pygame:</text:span></text:span><text:span text:style-name="T6"> </text:span><text:a xlink:type="simple" xlink:href="https://www.pygame.org/" office:target-frame-name="_blank" xlink:show="new" text:style-name="Internet_20_link" text:visited-style-name="Visited_20_Internet_20_Link"><text:span text:style-name="T6">https://www.pygame.org/</text:span></text:a></text:p>
        </text:list-item>
        <text:list-item>
          <text:p text:style-name="P57"><text:span text:style-name="Strong_20_Emphasis"><text:span text:style-name="T6">Python Software Foundation:</text:span></text:span><text:span text:style-name="T6"> </text:span><text:a xlink:type="simple" xlink:href="https://www.python.org/" office:target-frame-name="_blank" xlink:show="new" text:style-name="Internet_20_link" text:visited-style-name="Visited_20_Internet_20_Link"><text:span text:style-name="T6">https://www.python.org/</text:span></text:a></text:p>
        </text:list-item>
        <text:list-item>
          <text:p text:style-name="P57"><text:span text:style-name="Strong_20_Emphasis"><text:span text:style-name="T6">Metanit: учебник по Python:</text:span></text:span><text:span text:style-name="T6"> </text:span><text:a xlink:type="simple" xlink:href="https://metanit.com/python/tutorial/" office:target-frame-name="_blank" xlink:show="new" text:style-name="Internet_20_link" text:visited-style-name="Visited_20_Internet_20_Link"><text:span text:style-name="T6">https://metanit.com/python/tutorial/</text:span></text:a></text:p>
        </text:list-item>
      </text:list>
      <text:p text:style-name="P34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Mono" svg:font-family="'DM Mono', monospace"/>
    <style:font-face style:name="F" svg:font-family=""/>
    <style:font-face style:name="Google Sans" svg:font-family="'Google Sans', 'Helvetica Neue', sans-serif"/>
    <style:font-face style:name="Google Sans Text" svg:font-family="'Google Sans Text', 'Helvetica Neue', sans-serif"/>
    <style:font-face style:name="Google Symbols" svg:font-family="'Google Symbols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Waree" svg:font-family="Ware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12:42.271816105</meta:creation-date>
    <dc:date>2024-06-25T05:23:47.167433885</dc:date>
    <meta:editing-duration>PT7H38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2" meta:paragraph-count="131" meta:word-count="1213" meta:character-count="9546" meta:non-whitespace-character-count="8246"/>
  </office:meta>
</office:document-meta>
</file>